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2888" calcext:value-type="float">
            <text:p>124.4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8216" calcext:value-type="float">
            <text:p>119.8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0232" calcext:value-type="float">
            <text:p>117.6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0984" calcext:value-type="float">
            <text:p>98.5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9208" calcext:value-type="float">
            <text:p>98.8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2632" calcext:value-type="float">
            <text:p>79.7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6064" calcext:value-type="float">
            <text:p>74.4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8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7602</text:p>
          </table:table-cell>
          <table:table-cell office:value-type="string" calcext:value-type="string">
            <text:p>197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